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d138d"/>
    </style:style>
    <style:style style:name="P2" style:family="paragraph" style:parent-style-name="Standard">
      <style:paragraph-properties fo:text-align="justify" style:justify-single-word="false"/>
      <style:text-properties officeooo:paragraph-rsid="001a5112"/>
    </style:style>
    <style:style style:name="P3" style:family="paragraph" style:parent-style-name="Standard">
      <style:paragraph-properties fo:text-align="justify" style:justify-single-word="false"/>
      <style:text-properties officeooo:paragraph-rsid="001a8bbb"/>
    </style:style>
    <style:style style:name="P4" style:family="paragraph" style:parent-style-name="Standard">
      <style:paragraph-properties fo:text-align="justify" style:justify-single-word="false"/>
      <style:text-properties officeooo:paragraph-rsid="00214e08"/>
    </style:style>
    <style:style style:name="P5" style:family="paragraph" style:parent-style-name="Standard">
      <style:paragraph-properties fo:text-align="justify" style:justify-single-word="false"/>
      <style:text-properties officeooo:paragraph-rsid="0027ded2"/>
    </style:style>
    <style:style style:name="P6" style:family="paragraph" style:parent-style-name="Standard">
      <style:paragraph-properties fo:text-align="center" style:justify-single-word="false"/>
      <style:text-properties officeooo:rsid="001a5112" officeooo:paragraph-rsid="001a5112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5112" officeooo:paragraph-rsid="001a511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0pt" fo:font-weight="bold" officeooo:rsid="001a5112" officeooo:paragraph-rsid="001a5112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fo:font-weight="bold" officeooo:rsid="001a5112" officeooo:paragraph-rsid="0027ded2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officeooo:rsid="001a8bbb" officeooo:paragraph-rsid="001a8bbb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bold" officeooo:rsid="001bd0b8" officeooo:paragraph-rsid="001bd0b8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officeooo:rsid="001f6510" officeooo:paragraph-rsid="001f6510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fo:font-weight="normal" officeooo:rsid="001a5112" officeooo:paragraph-rsid="001a5112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0pt" fo:font-weight="normal" officeooo:rsid="001a5112" officeooo:paragraph-rsid="0027ded2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0pt" fo:font-weight="normal" officeooo:rsid="001a8bbb" officeooo:paragraph-rsid="001d138d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0pt" fo:font-weight="normal" officeooo:rsid="001ad405" officeooo:paragraph-rsid="001d138d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0pt" fo:font-weight="normal" officeooo:rsid="001bd0b8" officeooo:paragraph-rsid="001a8bbb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1a5112" officeooo:paragraph-rsid="001a511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bold" officeooo:rsid="001f6510" officeooo:paragraph-rsid="001f651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weight="bold" officeooo:rsid="001f6510" officeooo:paragraph-rsid="0026cf5e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1bd0b8" officeooo:paragraph-rsid="001bd0b8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0pt" fo:font-weight="normal" officeooo:rsid="001a8bbb" officeooo:paragraph-rsid="001d138d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0pt" fo:font-style="normal" fo:font-weight="normal" officeooo:rsid="0026cf5e" officeooo:paragraph-rsid="001bd0b8" style:font-size-asian="8.75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0pt" fo:font-style="normal" fo:font-weight="bold" officeooo:rsid="0026cf5e" officeooo:paragraph-rsid="0026cf5e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fo:font-style="normal" fo:font-weight="bold" officeooo:rsid="0026cf5e" officeooo:paragraph-rsid="0027ded2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0pt" fo:font-weight="bold" officeooo:rsid="001a8bbb" officeooo:paragraph-rsid="0027ded2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fo:font-weight="bold" officeooo:rsid="001a8bbb" officeooo:paragraph-rsid="002b5386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2b5386"/>
    </style:style>
    <style:style style:name="T1" style:family="text">
      <style:text-properties fo:font-size="10pt" fo:font-weight="normal" officeooo:rsid="001a8bbb" style:font-size-asian="8.75pt" style:font-weight-asian="normal" style:font-size-complex="10pt" style:font-weight-complex="normal"/>
    </style:style>
    <style:style style:name="T2" style:family="text">
      <style:text-properties fo:font-size="10pt" fo:font-weight="normal" officeooo:rsid="001ad405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1a5112" style:font-size-asian="8.75pt" style:font-weight-asian="normal" style:font-size-complex="10pt" style:font-weight-complex="normal"/>
    </style:style>
    <style:style style:name="T4" style:family="text">
      <style:text-properties fo:font-size="10pt" fo:font-weight="normal" officeooo:rsid="001f6510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214e08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021f18a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2d46b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025381a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027ded2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2d6a90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2eb599" style:font-size-asian="8.75pt" style:font-weight-asian="normal" style:font-size-complex="10pt" style:font-weight-complex="normal"/>
    </style:style>
    <style:style style:name="T12" style:family="text">
      <style:text-properties fo:font-size="10pt" fo:font-style="italic" fo:font-weight="normal" officeooo:rsid="00214e08" style:font-size-asian="8.75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fo:font-style="italic" fo:font-weight="normal" officeooo:rsid="0021f18a" style:font-size-asian="8.75pt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fo:font-style="italic" fo:font-weight="normal" officeooo:rsid="0022d46b" style:font-size-asian="8.75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fo:font-weight="normal" officeooo:rsid="002365a9" style:font-size-asian="8.75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italic" fo:font-weight="normal" officeooo:rsid="0025381a" style:font-size-asian="8.75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italic" fo:font-weight="normal" officeooo:rsid="002ac44d" style:font-size-asian="8.75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font-style="italic" officeooo:rsid="0025381a" style:font-size-asian="8.75pt" style:font-style-asian="italic" style:font-size-complex="10pt" style:font-style-complex="italic"/>
    </style:style>
    <style:style style:name="T19" style:family="text">
      <style:text-properties fo:font-size="10pt" fo:font-style="italic" fo:font-weight="bold" officeooo:rsid="0022d46b" style:font-size-asian="8.75pt" style:font-style-asian="italic" style:font-weight-asian="bold" style:font-size-complex="10pt" style:font-style-complex="italic" style:font-weight-complex="bold"/>
    </style:style>
    <style:style style:name="T20" style:family="text">
      <style:text-properties fo:font-size="10pt" style:font-size-asian="8.75pt" style:font-size-complex="10pt"/>
    </style:style>
    <style:style style:name="T21" style:family="text">
      <style:text-properties fo:font-size="10pt" officeooo:rsid="0025381a" style:font-size-asian="8.75pt" style:font-size-complex="10pt"/>
    </style:style>
    <style:style style:name="T22" style:family="text">
      <style:text-properties fo:font-size="10pt" fo:font-weight="bold" officeooo:rsid="001a8bbb" style:font-size-asian="8.75pt" style:font-weight-asian="bold" style:font-size-complex="10pt" style:font-weight-complex="bold"/>
    </style:style>
    <style:style style:name="T23" style:family="text">
      <style:text-properties fo:font-size="10pt" fo:font-weight="bold" officeooo:rsid="0021f18a" style:font-size-asian="8.75pt" style:font-weight-asian="bold" style:font-size-complex="10pt" style:font-weight-complex="bold"/>
    </style:style>
    <style:style style:name="T24" style:family="text">
      <style:text-properties fo:font-size="10pt" fo:font-weight="bold" officeooo:rsid="0025381a" style:font-size-asian="8.75pt" style:font-weight-asian="bold" style:font-size-complex="10pt" style:font-weight-complex="bold"/>
    </style:style>
    <style:style style:name="T25" style:family="text">
      <style:text-properties fo:font-size="10pt" fo:font-weight="bold" officeooo:rsid="001a5112" style:font-size-asian="8.75pt" style:font-weight-asian="bold" style:font-size-complex="10pt" style:font-weight-complex="bold"/>
    </style:style>
    <style:style style:name="T26" style:family="text">
      <style:text-properties fo:font-size="10pt" fo:font-weight="bold" officeooo:rsid="0022d46b" style:font-size-asian="8.75pt" style:font-weight-asian="bold" style:font-size-complex="10pt" style:font-weight-complex="bold"/>
    </style:style>
    <style:style style:name="T27" style:family="text">
      <style:text-properties fo:font-size="10pt" fo:font-weight="bold" officeooo:rsid="0027ded2" style:font-size-asian="8.75pt" style:font-weight-asian="bold" style:font-size-complex="10pt" style:font-weight-complex="bold"/>
    </style:style>
    <style:style style:name="T28" style:family="text">
      <style:text-properties fo:font-size="10pt" fo:font-style="normal" fo:font-weight="normal" officeooo:rsid="00214e08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fo:font-style="normal" fo:font-weight="normal" officeooo:rsid="0021f18a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fo:font-style="normal" fo:font-weight="normal" officeooo:rsid="0022d46b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fo:font-style="normal" fo:font-weight="normal" officeooo:rsid="002365a9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25381a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2ac44d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2c5781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2eb599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303381" style:font-size-asian="8.75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31e826" style:font-size-asian="8.75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size="10pt" fo:font-style="normal" fo:font-weight="bold" officeooo:rsid="0021f18a" style:font-size-asian="8.75pt" style:font-style-asian="normal" style:font-weight-asian="bold" style:font-size-complex="10pt" style:font-style-complex="normal" style:font-weight-complex="bold"/>
    </style:style>
    <style:style style:name="T39" style:family="text">
      <style:text-properties fo:font-size="10pt" fo:font-style="normal" fo:font-weight="bold" officeooo:rsid="0022d46b" style:font-size-asian="8.75pt" style:font-style-asian="normal" style:font-weight-asian="bold" style:font-size-complex="10pt" style:font-style-complex="normal" style:font-weight-complex="bold"/>
    </style:style>
    <style:style style:name="T40" style:family="text">
      <style:text-properties fo:font-size="10pt" fo:font-style="normal" fo:font-weight="bold" officeooo:rsid="002365a9" style:font-size-asian="8.75pt" style:font-style-asian="normal" style:font-weight-asian="bold" style:font-size-complex="10pt" style:font-style-complex="normal" style:font-weight-complex="bold"/>
    </style:style>
    <style:style style:name="T41" style:family="text">
      <style:text-properties fo:font-size="10pt" fo:font-style="normal" fo:font-weight="bold" officeooo:rsid="0025381a" style:font-size-asian="8.75pt" style:font-style-asian="normal" style:font-weight-asian="bold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026cf5e" style:font-size-asian="8.75pt" style:font-style-asian="normal" style:font-weight-asian="bold" style:font-size-complex="10pt" style:font-style-complex="normal" style:font-weight-complex="bold"/>
    </style:style>
    <style:style style:name="T43" style:family="text">
      <style:text-properties fo:font-size="10pt" fo:font-style="normal" fo:font-weight="bold" officeooo:rsid="002ac44d" style:font-size-asian="8.75pt" style:font-style-asian="normal" style:font-weight-asian="bold" style:font-size-complex="10pt" style:font-style-complex="normal" style:font-weight-complex="bold"/>
    </style:style>
    <style:style style:name="T44" style:family="text">
      <style:text-properties fo:font-size="10pt" fo:font-style="normal" officeooo:rsid="0025381a" style:font-size-asian="8.75pt" style:font-style-asian="normal" style:font-size-complex="10pt" style:font-style-complex="normal"/>
    </style:style>
    <style:style style:name="T45" style:family="text">
      <style:text-properties fo:font-size="10pt" fo:font-style="normal" officeooo:rsid="0026cf5e" style:font-size-asian="8.75pt" style:font-style-asian="normal" style:font-size-complex="10pt" style:font-style-complex="normal"/>
    </style:style>
    <style:style style:name="T46" style:family="text">
      <style:text-properties officeooo:rsid="001f6510"/>
    </style:style>
    <style:style style:name="T47" style:family="text">
      <style:text-properties fo:font-weight="normal" officeooo:rsid="002ac44d" style:font-weight-asian="normal" style:font-weight-complex="normal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26cf5e" style:font-style-asian="normal" style:font-style-complex="normal"/>
    </style:style>
    <style:style style:name="T50" style:family="text">
      <style:text-properties fo:font-style="normal" officeooo:rsid="002ac44d" style:font-style-asian="normal" style:font-style-complex="normal"/>
    </style:style>
    <style:style style:name="T51" style:family="text">
      <style:text-properties fo:font-style="normal" officeooo:rsid="002c5c8b" style:font-style-asian="normal" style:font-style-complex="normal"/>
    </style:style>
    <style:style style:name="T52" style:family="text">
      <style:text-properties fo:font-style="normal" fo:font-weight="normal" officeooo:rsid="002ac44d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b5386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c5781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03381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1e826" style:font-style-asian="normal" style:font-weight-asian="normal" style:font-style-complex="normal" style:font-weight-complex="normal"/>
    </style:style>
    <style:style style:name="T57" style:family="text">
      <style:text-properties officeooo:rsid="0026cf5e"/>
    </style:style>
    <style:style style:name="T58" style:family="text">
      <style:text-properties fo:font-style="italic" officeooo:rsid="002ac44d" style:font-style-asian="italic" style:font-style-complex="italic"/>
    </style:style>
    <style:style style:name="T59" style:family="text">
      <style:text-properties fo:font-style="italic" fo:font-weight="normal" officeooo:rsid="002ac44d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2b5386" style:font-style-asian="italic" style:font-weight-asian="normal" style:font-style-complex="italic" style:font-weight-complex="normal"/>
    </style:style>
    <style:style style:name="T61" style:family="text">
      <style:text-properties officeooo:rsid="002c57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mplementačná dokumentácia k <text:span text:style-name="T46">2</text:span>. úlohe do IPP 2019/2020</text:p>
      <text:p text:style-name="P18">Meno a priezvisko: Tomáš Ďuriš</text:p>
      <text:p text:style-name="P18">Login: xduris05</text:p>
      <text:p text:style-name="P18"/>
      <text:p text:style-name="P12"/>
      <text:p text:style-name="P19">1) <text:span text:style-name="T57">i</text:span>nterpret.py</text:p>
      <text:p text:style-name="P12"/>
      <text:p text:style-name="P8">Zadanie a popis skriptu</text:p>
      <text:p text:style-name="P8"/>
      <text:p text:style-name="P2"><text:span text:style-name="T3"><text:tab/>Ú</text:span><text:span text:style-name="T4">lohou bolo vytvoriť skript v jazyku Python, ktorý načíta XML reprezentáciu programu, ktorá môže byť napríklad aj výstup</text:span><text:span text:style-name="T10">om</text:span><text:span text:style-name="T4"> prvej úlohy (parse.php) zo zdrojového jazyka IPPcode20 a následne <text:s/>interpretuje príkazové riadky na základe vstupných parametrov a generuje výstup.</text:span></text:p>
      <text:p text:style-name="P13"/>
      <text:p text:style-name="P10">Spôsob riešenia</text:p>
      <text:p text:style-name="P10"/>
      <text:p text:style-name="P3"><text:span text:style-name="T22"><text:tab/></text:span><text:span text:style-name="T5">Rovnako ako v prvej úlohe, tak aj tu som sa rozhodol riešiť aj rozšírenia. Ako prvé si môj skript načíta argumenty zo vstupu a následne skontroluje ich lexikálnu správnosť, spracuje ich a uloží si potrebné informácie na ďa</text:span><text:span text:style-name="T11">lš</text:span><text:span text:style-name="T5">ie použitie. Spracovanie argumentov som sa rozhodol riešiť ručne, keďže tak som si vedel najjednoduchšie ošetriť povolené kombinácie a povolené argumenty. V prípade argumentu –</text:span><text:span text:style-name="T12">help </text:span><text:span text:style-name="T28">prebehne kontrola, či bol tento argument zadaný samostatne a ak áno,vypíše sa náp</text:span><text:span text:style-name="T35">ov</text:span><text:span text:style-name="T28">eda a program sa ukončí. Následne program pokračuje kontrolou vstupných súborov a ich otvorením. Pokiaľ všetko skončilo úspešne skript prejde na kontrolu správnosti XML a </text:span><text:span text:style-name="T35">k </text:span><text:span text:style-name="T28">j</text:span><text:span text:style-name="T35">eho </text:span><text:span text:style-name="T28">rozdeleniu na potrebné časti. </text:span><text:span text:style-name="T29">V prípade nesprávnej štruktúry vstupného XML ukončíme program s návratovým kódom </text:span><text:span text:style-name="T38">31</text:span></text:p>
      <text:p text:style-name="P15"><text:tab/></text:p>
      <text:p text:style-name="P4"><text:span text:style-name="T5"><text:tab/></text:span><text:span text:style-name="T26">Prvý beh</text:span><text:span text:style-name="T7"> - s</text:span><text:span text:style-name="T5">kontrolujeme správnosť XML hlavičky, správnosť menoviek inštrukcií a </text:span><text:span text:style-name="T6">atribútov programu</text:span><text:span text:style-name="T5">, prípade odstránime nadbytočné biele znaky a overíme či je štruktúra celého XML </text:span><text:span text:style-name="T6">podľa nášho zadania správna.</text:span><text:span text:style-name="T5"> </text:span><text:span text:style-name="T6">Počas celej kontroly v prípade nájdenia nesúladu XML formátu so zadaním ukončujeme program s návratovým kódom </text:span><text:span text:style-name="T23">32</text:span><text:span text:style-name="T5">. </text:span><text:span text:style-name="T6">Jednotlivé inštrukcie prechádzame zaradom riadok po riadku a vždy vykonáme kontrolu názvu, atribútov a uložíme si ich poradie (</text:span><text:span text:style-name="T13">order</text:span><text:span text:style-name="T29">), následne ak vieme, že inštrukcie sú správne zadané preusporiadame si ich podľa zadaného poradia (</text:span><text:span text:style-name="T13">order</text:span><text:span text:style-name="T29">). Už usporiadané inštrukcie znova prejdeme zaradom a podľa názvu inštrukcie (</text:span><text:span text:style-name="T13">opcode)</text:span><text:span text:style-name="T29"> skontrolujeme zadaný počet argumentov s očakávaným počtom argumentov, </text:span><text:span text:style-name="T30">v prípade inštrukcie </text:span><text:span text:style-name="T39">LABEL</text:span><text:span text:style-name="T30"> skontrolujeme či dané návestie už nebolo zadané a ak nie, tak si ho uložíme</text:span><text:span text:style-name="T29">. Argumenty prípadne usporiadame do správneho poradia a skontrolujeme ich lexikálnu a syntaktickú správnosť pomocou regulárnych výrazov. Ak všetko prebehne správne vrátime usporiadanú a overenú XML štruktúru k vykonaniu sémantickej kontroly</text:span></text:p>
      <text:p text:style-name="P15"/>
      <text:p text:style-name="P1"><text:span text:style-name="T1"><text:tab/></text:span><text:span text:style-name="T26">Druhý beh</text:span><text:span text:style-name="T7"> - sémantická kontrola prebieha taktiež po riadkoch. Získame meno inštrukcie (</text:span><text:span text:style-name="T14">opcode)</text:span><text:span text:style-name="T30">, uložíme si jeho atribúty a na základe toh</text:span><text:span text:style-name="T36">o</text:span><text:span text:style-name="T30">to mena vykonáme príslušnú funkciu, ktorú toto meno reprezentuje. Využívame vytvorené globálne premenné pre rámce (</text:span><text:span text:style-name="T19">GF, LF, TF</text:span><text:span text:style-name="T14">), </text:span><text:span text:style-name="T30">zásobník pre volanie funkcií, dátový zásobník aj pre implementáciu </text:span><text:span text:style-name="T39">STACK</text:span><text:span text:style-name="T30"> rozšírenia, slovník pre návestia aj s poradím(inštrukciou) na ktoré skočiť a premenné pre ukladanie počtu vykonaných inštrukcií a uložených premenných (rozšírenie </text:span><text:span text:style-name="T39">STATI</text:span><text:span text:style-name="T30">). Pri jednotlivých funkciách, ktoré reprezentujú syntaktickú kontrolu jednotlivých inštrukcií, prebehne prípadn</text:span><text:span text:style-name="T36">é </text:span><text:span text:style-name="T30">“vybratie” hodnoty premennej použitím vytvorenej funkcie </text:span><text:span text:style-name="T14">symb_from_var(), </text:span><text:span text:style-name="T30">zistenie jej typu a hodnoty pomocou funkcie </text:span><text:span text:style-name="T14">check_var()</text:span><text:span text:style-name="T30">, následná sémantická kontrola a vykonanie príslušnej operácie. Výsledok, ak je treba, tak si uložíme do premennej pomocou funkcie </text:span><text:span text:style-name="T14">save_to_var().</text:span><text:span text:style-name="T31"> Do premennej si vždy ukladáme už požadovanú hodnotu a typ, okrem typov string a nil, pri ktorých si musíme aj špecifikovať či sa v prípade typu string jedná o string zadaný cez inštrukciu </text:span><text:span text:style-name="T40">READ</text:span><text:span text:style-name="T31"> <text:s/>a tým pádom sa nevyžaduje kontrola “</text:span><text:span text:style-name="T15">escape sekvencií”</text:span><text:span text:style-name="T31"> alebo pri type nil, z dôvodu odlíšenia tohto typu od Neinicializovanej premennej (hodnota None). Pri sémantickej kontrole využívam mnoho pomocných funkcií, ako napríklad </text:span><text:span text:style-name="T15">get_type()</text:span><text:span text:style-name="T31"> pre zistenie typu hodnoty v premennej, </text:span><text:span text:style-name="T15">interpret_escape()</text:span><text:span text:style-name="T31"> pre spätné prevedenie “</text:span><text:span text:style-name="T15">escape sekvencií</text:span><text:span text:style-name="T31">” </text:span><text:span text:style-name="T32">alebo </text:span><text:span text:style-name="T16">convert_to_bool() </text:span><text:span text:style-name="T32">pre prevedenie reťazcovej reprezentácii bool premennej do požadovaného tvaru. <text:s/>Významná funkcia je taktiež </text:span><text:span text:style-name="T16">init_var()</text:span><text:span text:style-name="T32">, ktorá vytvorí zadanú premennú v požadovanom rámci a sprístupní ju. Zvyšné funkcie sú detailnejšie popísané v zdrojovom kóde prostredníctvom komentárov.</text:span></text:p>
      <text:p text:style-name="P16"/>
      <text:p text:style-name="P1"><text:span text:style-name="T2"><text:tab/></text:span><text:span text:style-name="T8">Pri celkovej správnosti zadaného programu, sa vypíše interpretácia jeho výsledku, prípadne sa uložia zadané štatistiky a skript sa ukončí s návratovou hodnotou 0 (toto neplatí ak bola použitá inštrukcia EXIT, kde sa skript ukončí so zadaným návratovým kódom)</text:span></text:p>
      <text:p text:style-name="P17"/>
      <text:p text:style-name="P17"/>
      <text:p text:style-name="P11"><text:soft-page-break/>Implementácia rozšírenia</text:p>
      <text:p text:style-name="P11"/>
      <text:p text:style-name="P21"><text:span text:style-name="T20"><text:tab/></text:span><text:span text:style-name="T21">Ako som už spomínal, rozhodol som sa implementovať všetky tri zadané rozšírenia a to rozšírenie </text:span><text:span text:style-name="T24">FLOAT, STACK </text:span><text:span text:style-name="T21">a </text:span><text:span text:style-name="T24">STATI</text:span><text:span text:style-name="T21">. Pri rozšírení </text:span><text:span text:style-name="T24">FLOAT</text:span><text:span text:style-name="T21"> som implementoval podporu typu </text:span><text:span text:style-name="T18">float</text:span><text:span text:style-name="T44"> a to pomocou načítania cez funkciu </text:span><text:span text:style-name="T18">float.fromhex()</text:span><text:span text:style-name="T44">, pomocou ktorej aj kontrolujem správnosť zadaného čísla, pridal som podporu tohto typu pre požadované inštrukcie a jeho následný výpis v hexadecimálnej reprezentácii. Pri rozšírení </text:span><text:span text:style-name="T41">STACK</text:span><text:span text:style-name="T44"> </text:span><text:span text:style-name="T45">som implementoval dátový zásobník, získavanie hodnôt z neho a jednotlivé inštrukcie ktoré si dané rozšírenie vyžaduje. Rozšírenie </text:span><text:span text:style-name="T42">STATI</text:span><text:span text:style-name="T45"> som implementoval podobne ako aj v parse.php, čiže formálna kontrola zadaných parametrov, uloženie potrebných informácií a výpis štatistík riadok po riadku na výstup na základe zadaného poradia. Kontrola počtu premenných a inštrukcii prebieha po každej vykonanej inštrukcii a pri počte premenných si skontrolujeme hodnotu s predchádzajúcou a uložíme tú väčšiu.</text:span></text:p>
      <text:p text:style-name="P23"/>
      <text:p text:style-name="P20"><text:span text:style-name="T51">2</text:span><text:span text:style-name="T48">) </text:span><text:span text:style-name="T49">test.php</text:span></text:p>
      <text:p text:style-name="P24"/>
      <text:p text:style-name="P9">Zadanie a popis skriptu</text:p>
      <text:p text:style-name="P9"/>
      <text:p text:style-name="P5"><text:span text:style-name="T25"><text:tab/></text:span><text:span text:style-name="T9">Úlohou bolo vytvoriť skript v jazyku PHP, ktorú bude slúžiť pre automatické testovanie skriptov parse.php a interpret.py, prípadne ich kombinácie. Skript prejde zadaný adresár a vygeneruje </text:span><text:span text:style-name="T27">HTML</text:span><text:span text:style-name="T9"> reprezentáciu správnosti oboch skriptov.</text:span></text:p>
      <text:p text:style-name="P14"/>
      <text:p text:style-name="P26">Spôsob riešenia</text:p>
      <text:p text:style-name="P26"/>
      <text:p text:style-name="P26"><text:tab/><text:span text:style-name="T47">Skript začne svoj beh načítaním argumentov zo vstupu pomocou funkcie </text:span><text:span text:style-name="T59">getopt() </text:span><text:span text:style-name="T52">a prebehne ich porovnanie s po</text:span><text:span text:style-name="T56">ľ</text:span><text:span text:style-name="T55">o</text:span><text:span text:style-name="T52">m podporovaných argumentov. Nastavia sa predvolené parametr</text:span><text:span text:style-name="T55">e </text:span><text:span text:style-name="T52">(predvolená cesta k súborom) a uloží sa aktuálny priečinok ( ak by parameter </text:span><text:span text:style-name="T59">–directory=súbor</text:span><text:span text:style-name="T52"> nebol zadaný. Prebehne kontrola argumentov a správnosť ich kombinácie spolu s uložením potrebných informácií a ciest k zadaným súborom. Parameter </text:span><text:span text:style-name="T59">–help</text:span><text:span text:style-name="T52"> rovnako ako pri interpret.py vypíše nápovedu a skript sa ukončí s návratovou hodnotou </text:span><text:span text:style-name="T50">0</text:span><text:span text:style-name="T52">. Skontroluje sa existencia súborov, vygeneruje sa </text:span><text:span text:style-name="T50">HTML</text:span><text:span text:style-name="T52"> hlavička a spustí sa prechádzanie adresára ( prípade rekurzívne prechádzanie podadresárov, ak bol zadaný parameter –</text:span><text:span text:style-name="T59">recursive</text:span><text:span text:style-name="T52">)</text:span></text:p>
      <text:p text:style-name="P26"><text:span text:style-name="T52"><text:tab/></text:span></text:p>
      <text:p text:style-name="P26"><text:span text:style-name="T52"><text:tab/>Nájdené súbory sa uložia do po</text:span><text:span text:style-name="T56">ľ</text:span><text:span text:style-name="T52">a všetkých testov a následne sa vygenerujú prípadné chýbajúce súbory (</text:span><text:span text:style-name="T50">.in, .rc</text:span><text:span text:style-name="T52"> a </text:span><text:span text:style-name="T50">.out</text:span><text:span text:style-name="T52">). V prípade generovania chýbajúcich súborov <text:s/>sa tieto súbory vytvoria prázdne, alebo v prípade vytvorenia .rc súboru sa do neho zapíše hodnota </text:span><text:span text:style-name="T50">0</text:span><text:span text:style-name="T52">. Následne si všetky kompletné testy zoradíme abecedne.</text:span></text:p>
      <text:p text:style-name="P26"><text:span text:style-name="T52"/></text:p>
      <text:p text:style-name="P28"><text:span text:style-name="T33"><text:tab/>Ďa</text:span><text:span text:style-name="T37">l</text:span><text:span text:style-name="T33">ším krokom je už hlavný beh programu, kde pre každý test v poli všetkých testov získame jeho cestu, meno a meno adresára v ktorom sa nachádza. Následne vytvoríme dočasné súbory pre výstup z jednotlivých skriptov alebo </text:span><text:span text:style-name="T17">diff</text:span><text:span text:style-name="T33"> n</text:span><text:span text:style-name="T34">ástroja</text:span><text:span text:style-name="T33">. Získame očakávaný návratový kód a podla zadaného argumentu skriptu </text:span><text:span text:style-name="T43">test.php</text:span><text:span text:style-name="T33"> (</text:span><text:span text:style-name="T17">--parse-only</text:span><text:span text:style-name="T33">, </text:span><text:span text:style-name="T17">--int-only</text:span><text:span text:style-name="T33">) vykonáme buď testovanie skriptu </text:span><text:span text:style-name="T43">parse.php</text:span><text:span text:style-name="T33"> alebo testovanie skriptu </text:span><text:span text:style-name="T43">interpret.php</text:span><text:span text:style-name="T33">, prípadne ak nie je zadaný ani jeden argument vykonáme testovanie naprv </text:span><text:span text:style-name="T43">parse.php</text:span><text:span text:style-name="T33">, kde ak iný návratový kód ako </text:span><text:span text:style-name="T43">0</text:span><text:span text:style-name="T33">, tak ho porovnáme s očakávaným návratovým kódom a podľa toho vyhodnotíme úspešnosť testu, alebo ak je návratový kód </text:span><text:span text:style-name="T43">0</text:span><text:span text:style-name="T33">, tak výstup pošleme na vstup do </text:span><text:span text:style-name="T43">interpret.py</text:span><text:span text:style-name="T33"> a návratový kód porovnáme s očakávaným návratovým kódom. Pokiaľ sa rovnajú a ich hodnota je </text:span><text:span text:style-name="T43">0</text:span><text:span text:style-name="T33">, skontrolujeme výstup </text:span><text:span text:style-name="T34">skriptu</text:span><text:span text:style-name="T33"> </text:span><text:span text:style-name="T43">interpret.py</text:span><text:span text:style-name="T33"> s daným .out súborom pomocou nástroja </text:span><text:span text:style-name="T17">diff</text:span><text:span text:style-name="T33"> a na základe výsledku vyhodnotíme úspešnosť testu. </text:span></text:p>
      <text:p text:style-name="P27"><text:span text:style-name="T52"/></text:p>
      <text:p text:style-name="P27"><text:span text:style-name="T52"><text:tab/></text:span><text:span text:style-name="T50">HTML</text:span><text:span text:style-name="T52"> reprezentáciu generujeme počas vyhodnotenia testov, vždy jeden riadok do tabu</text:span><text:span text:style-name="T56">ľ</text:span><text:span text:style-name="T52">ky pre každý test. Farebne je vyznačený výsledok a v prípade chyby aj očakávaný návratový kód oproti prijatému kódu. Testy sú radené podľa priečinku a abecedne, na konci je </text:span><text:span text:style-name="T53">počet úspešných testov k počtu celkových testov, pričom ak je pomer nad </text:span><text:span text:style-name="T60">50%</text:span><text:span text:style-name="T53"> tak výsledok je zelený, inak je červený. Na záver sa odstránia dočasné súbory a výsledok je vypísaný na štandardný výstup</text:span></text:p>
      <text:p text:style-name="P25"/>
      <text:p text:style-name="P25"><text:tab/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7T13:09:46.961463003</meta:creation-date>
    <dc:date>2020-04-07T17:01:25.421433053</dc:date>
    <meta:editing-duration>PT42M20S</meta:editing-duration>
    <meta:editing-cycles>12</meta:editing-cycles>
    <meta:generator>LibreOffice/6.3.5.2$Linux_X86_64 LibreOffice_project/30$Build-2</meta:generator>
    <meta:document-statistic meta:table-count="0" meta:image-count="0" meta:object-count="0" meta:page-count="2" meta:paragraph-count="24" meta:word-count="1114" meta:character-count="7848" meta:non-whitespace-character-count="6738"/>
  </office:meta>
</office:document-meta>
</file>